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1cm" svg:height="8cm" svg:x="6.534cm" svg:y="5.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6.534cm" svg:y1="6.5cm" svg:x2="17.534cm" svg:y2="6.5cm">
          <text:p/>
        </draw:line>
        <draw:frame draw:style-name="gr3" draw:text-style-name="P1" draw:id="id2" draw:layer="layout" svg:width="13.432cm" svg:height="0.962cm" svg:x="5.068cm" svg:y="5.5cm">
          <draw:text-box>
            <text:p text:style-name="P2">Newton's method for f(x) = x^2</text:p>
          </draw:text-box>
        </draw:frame>
        <draw:connector draw:style-name="gr4" draw:text-style-name="P1" draw:layer="layout" draw:type="curve" draw:line-skew="2.875cm 0.5cm -2.875cm" svg:x1="12.032cm" svg:y1="13.5cm" svg:x2="11.784cm" svg:y2="5.5cm" draw:start-shape="id1" draw:start-glue-point="6" draw:end-shape="id2" draw:end-glue-point="0" svg:d="m12032 13500c0 5064 7468 3376 7468-3999s-7716-9063-7716-4001">
          <text:p/>
        </draw:connector>
        <draw:frame draw:style-name="gr5" draw:layer="layout" svg:width="3.558cm" svg:height="0.698cm" svg:x="16.442cm" svg:y="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3.419cm" svg:height="6.244cm" svg:x="10.034cm" svg:y="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draw:id="id5">
          <draw:custom-shape draw:style-name="gr1" draw:text-style-name="P1" draw:id="id4" draw:layer="layout" svg:width="6cm" svg:height="2.5cm" svg:x="3cm" svg:y="2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3cm" svg:y1="3cm" svg:x2="9cm" svg:y2="3cm">
            <text:p/>
          </draw:line>
          <draw:frame draw:style-name="gr3" draw:text-style-name="P1" draw:layer="layout" svg:width="4.466cm" svg:height="0.962cm" svg:x="3.534cm" svg:y="2cm">
            <draw:text-box>
              <text:p text:style-name="P2">Initial point</text:p>
            </draw:text-box>
          </draw:frame>
          <draw:frame draw:style-name="gr5" draw:layer="layout" svg:width="5.033cm" svg:height="0.792cm" svg:x="3.467cm" svg:y="3.20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circle draw:style-name="gr6" draw:text-style-name="P1" draw:id="id3" draw:layer="layout" svg:width="1cm" svg:height="1cm" svg:x="1cm" svg:y="1.5cm">
          <text:p/>
        </draw:circle>
        <draw:connector draw:style-name="gr4" draw:text-style-name="P1" draw:layer="layout" draw:type="line" svg:x1="2cm" svg:y1="2cm" svg:x2="3cm" svg:y2="3.25cm" draw:start-shape="id3" draw:start-glue-point="1" draw:end-shape="id4" svg:d="m2000 2000 1000 1250">
          <text:p/>
        </draw:connector>
        <draw:connector draw:style-name="gr4" draw:text-style-name="P1" draw:layer="layout" draw:type="curve" svg:x1="6cm" svg:y1="4.5cm" svg:x2="6.534cm" svg:y2="9.499cm" draw:start-shape="id5" draw:start-glue-point="2" draw:end-shape="id1" draw:end-glue-point="5" svg:d="m6000 4500c0 3333 178 4999 534 49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4-14T15:25:59</dc:date>
    <meta:editing-duration>PT00H13M19S</meta:editing-duration>
    <meta:editing-cycles>1</meta:editing-cycles>
    <meta:generator>OpenOffice.org/3.0$Unix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i>'</math:mi>
        <math:mo math:stretchy="false">&lt;</math:mo>
        <math:mn>0.00001</math:mn>
      </math:mrow>
    </math:mrow>
    <math:annotation math:encoding="StarMath 5.0">F' &lt; 0.0000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x</math:mi>
            <math:mn>0</math:mn>
          </math:msub>
          <math:mrow>
            <math:mi math:fontstyle="normal">:</math:mi>
            <math:mo math:stretchy="false">=</math:mo>
            <math:msub>
              <math:mi>x</math:mi>
              <math:mn>1</math:mn>
            </math:msub>
          </math:mrow>
        </math:mrow>
      </math:mtr>
      <math:mtr/>
      <math:mtr>
        <math:mrow>
          <math:mi>F</math:mi>
          <math:mrow>
            <math:mi math:fontstyle="normal">:</math:mi>
            <math:mo math:stretchy="false">=</math:mo>
            <math:msubsup>
              <math:mi>x</math:mi>
              <math:mn>0</math:mn>
              <math:mn>2</math:mn>
            </math:msubsup>
          </math:mrow>
        </math:mrow>
      </math:mtr>
      <math:mtr/>
      <math:mtr>
        <math:mrow>
          <math:mi>F</math:mi>
          <math:mi>'</math:mi>
          <math:mrow>
            <math:mi math:fontstyle="normal">:</math:mi>
            <math:mo math:stretchy="false">=</math:mo>
            <math:msub>
              <math:mn>2x</math:mn>
              <math:mn>0</math:mn>
            </math:msub>
          </math:mrow>
        </math:mrow>
      </math:mtr>
      <math:mtr/>
      <math:mtr>
        <math:mrow>
          <math:msub>
            <math:mi>x</math:mi>
            <math:mn>1</math:mn>
          </math:msub>
          <math:mrow>
            <math:mi math:fontstyle="normal">:</math:mi>
            <math:mo math:stretchy="false">=</math:mo>
            <math:mrow>
              <math:msub>
                <math:mi>x</math:mi>
                <math:mn>0</math:mn>
              </math:msub>
              <math:mo math:stretchy="false">−</math:mo>
              <math:mrow>
                <math:mfrac>
                  <math:mi>F</math:mi>
                  <math:mi>F</math:mi>
                </math:mfrac>
                <math:mi>'</math:mi>
              </math:mrow>
            </math:mrow>
          </math:mrow>
        </math:mrow>
      </math:mtr>
    </math:mtable>
    <math:annotation math:encoding="StarMath 5.0">x_0 := x_1 newline newline
F := x_0^2 newline newline
F' := 2x_0 newline newline
x_1 := x_0 - {F over F'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row>
        <math:mi math:fontstyle="normal">:</math:mi>
        <math:mo math:stretchy="false">=</math:mo>
        <math:mi math:fontstyle="italic">starting</math:mi>
      </math:mrow>
      <math:mi math:fontstyle="italic">point</math:mi>
    </math:mrow>
    <math:annotation math:encoding="StarMath 5.0">x_1 := starting point</math:annotation>
  </math:semantics>
</math:math>
</file>